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227cm" fo:min-width="13.597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623cm" fo:min-width="1.335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34cm" fo:min-width="1.987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74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8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  <style:text-properties style:font-name="Times New Roman" fo:font-size="14pt"/>
    </style:style>
    <style:style style:name="P4" style:family="paragraph">
      <loext:graphic-properties draw:fill="none"/>
      <style:paragraph-properties fo:text-align="center"/>
      <style:text-properties style:font-name="Times New Roman" fo:font-size="14pt"/>
    </style:style>
    <style:style style:name="P5" style:family="paragraph">
      <loext:graphic-properties draw:fill="none" draw:fill-color="#ffffff"/>
      <style:text-properties style:font-name="Times New Roman" fo:font-size="14pt"/>
    </style:style>
    <style:style style:name="T1" style:family="text">
      <style:text-properties style:font-name="Times New Roman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477cm" svg:x="2.77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87cm" svg:height="1.925cm" svg:x="3.758cm" svg:y="6.47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778cm" svg:x="3.458cm" svg:y="9.43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2.314cm" svg:height="0.886cm" svg:x="3.517cm" svg:y="11.29cm">
          <draw:text-box>
            <text:p><text:span text:style-name="T1">MA, </text:span><text:span text:style-name="T1">MB</text:span></text:p>
          </draw:text-box>
        </draw:frame>
        <draw:line draw:style-name="gr5" draw:text-style-name="P4" draw:layer="layout" svg:x1="4.728cm" svg:y1="8.423cm" svg:x2="4.728cm" svg:y2="9.439cm">
          <text:p/>
        </draw:line>
        <draw:frame draw:style-name="gr6" draw:text-style-name="P5" draw:layer="layout" svg:width="2.313cm" svg:height="0.797cm" svg:x="3.712cm" svg:y="10.174cm">
          <draw:text-box>
            <text:p><text:span text:style-name="T1">ПВВ1</text:span></text:p>
          </draw:text-box>
        </draw:frame>
        <draw:custom-shape draw:style-name="gr2" draw:text-style-name="P3" draw:layer="layout" svg:width="1.887cm" svg:height="1.925cm" svg:x="7.158cm" svg:y="6.472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87cm" svg:height="1.925cm" svg:x="13.958cm" svg:y="6.4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87cm" svg:height="1.925cm" svg:x="10.658cm" svg:y="6.472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7.201cm" svg:y1="7.508cm" svg:x2="5.663cm" svg:y2="7.508cm">
          <text:p/>
        </draw:line>
        <draw:line draw:style-name="gr5" draw:text-style-name="P4" draw:layer="layout" svg:x1="13.918cm" svg:y1="7.508cm" svg:x2="12.564cm" svg:y2="7.508cm">
          <text:p/>
        </draw:line>
        <draw:line draw:style-name="gr5" draw:text-style-name="P4" draw:layer="layout" svg:x1="10.652cm" svg:y1="7.477cm" svg:x2="9.064cm" svg:y2="7.508cm">
          <text:p/>
        </draw:line>
        <draw:custom-shape draw:style-name="gr3" draw:text-style-name="P4" draw:layer="layout" svg:width="2.54cm" svg:height="1.778cm" svg:x="10.346cm" svg:y="9.426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2.274cm" svg:height="0.886cm" svg:x="10.405cm" svg:y="11.277cm">
          <draw:text-box>
            <text:p><text:span text:style-name="T1">MC, Z</text:span></text:p>
          </draw:text-box>
        </draw:frame>
        <draw:line draw:style-name="gr5" draw:text-style-name="P4" draw:layer="layout" svg:x1="11.616cm" svg:y1="8.41cm" svg:x2="11.616cm" svg:y2="9.426cm">
          <text:p/>
        </draw:line>
        <draw:frame draw:style-name="gr6" draw:text-style-name="P5" draw:layer="layout" svg:width="2.313cm" svg:height="0.797cm" svg:x="10.6cm" svg:y="10.161cm">
          <draw:text-box>
            <text:p><text:span text:style-name="T1">ПВВ2</text:span></text:p>
          </draw:text-box>
        </draw:frame>
        <draw:custom-shape draw:style-name="gr3" draw:text-style-name="P4" draw:layer="layout" svg:width="2.54cm" svg:height="1.778cm" svg:x="13.646cm" svg:y="9.426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2.274cm" svg:height="0.886cm" svg:x="14.305cm" svg:y="11.277cm">
          <draw:text-box>
            <text:p><text:span text:style-name="T1">MK</text:span></text:p>
          </draw:text-box>
        </draw:frame>
        <draw:line draw:style-name="gr5" draw:text-style-name="P4" draw:layer="layout" svg:x1="14.916cm" svg:y1="8.41cm" svg:x2="14.916cm" svg:y2="9.426cm">
          <text:p/>
        </draw:line>
        <draw:frame draw:style-name="gr6" draw:text-style-name="P5" draw:layer="layout" svg:width="2.313cm" svg:height="0.797cm" svg:x="13.9cm" svg:y="10.161cm">
          <draw:text-box>
            <text:p><text:span text:style-name="T1">ПВ</text:span><text:span text:style-name="T1">В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3T15:37:26.710566846</dc:date>
    <meta:editing-duration>PT3H32M18S</meta:editing-duration>
    <meta:editing-cycles>15</meta:editing-cycles>
    <meta:generator>LibreOffice/5.4.6.2$Linux_X86_64 LibreOffice_project/40m0$Build-2</meta:generator>
    <meta:document-statistic meta:object-count="20"/>
  </office:meta>
</office:document-meta>
</file>